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e85e" officeooo:paragraph-rsid="001de85e" style:font-weight-asian="bold" style:font-weight-complex="bold"/>
    </style:style>
    <style:style style:name="P2" style:family="paragraph" style:parent-style-name="Standard">
      <style:paragraph-properties fo:text-align="start" style:justify-single-word="false"/>
      <style:text-properties officeooo:paragraph-rsid="003a9f92"/>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f313b" style:font-weight-asian="normal" style:font-weight-complex="normal"/>
    </style:style>
    <style:style style:name="T3" style:family="text">
      <style:text-properties style:text-underline-style="none" fo:font-weight="normal" officeooo:rsid="0022c192" style:font-weight-asian="normal" style:font-weight-complex="normal"/>
    </style:style>
    <style:style style:name="T4" style:family="text">
      <style:text-properties style:text-underline-style="none" fo:font-weight="normal" officeooo:rsid="00246ed9" style:font-weight-asian="normal" style:font-weight-complex="normal"/>
    </style:style>
    <style:style style:name="T5" style:family="text">
      <style:text-properties style:text-underline-style="none" fo:font-weight="normal" officeooo:rsid="0025692c" style:font-weight-asian="normal" style:font-weight-complex="normal"/>
    </style:style>
    <style:style style:name="T6" style:family="text">
      <style:text-properties style:text-underline-style="none" fo:font-weight="normal" officeooo:rsid="0027d0f4" style:font-weight-asian="normal" style:font-weight-complex="normal"/>
    </style:style>
    <style:style style:name="T7" style:family="text">
      <style:text-properties style:text-underline-style="none" fo:font-weight="normal" officeooo:rsid="0029fe7b" style:font-weight-asian="normal" style:font-weight-complex="normal"/>
    </style:style>
    <style:style style:name="T8" style:family="text">
      <style:text-properties style:text-underline-style="none" fo:font-weight="normal" officeooo:rsid="002a8766" style:font-weight-asian="normal" style:font-weight-complex="normal"/>
    </style:style>
    <style:style style:name="T9" style:family="text">
      <style:text-properties style:text-underline-style="none" fo:font-weight="normal" officeooo:rsid="002b17a9" style:font-weight-asian="normal" style:font-weight-complex="normal"/>
    </style:style>
    <style:style style:name="T10" style:family="text">
      <style:text-properties style:text-underline-style="none" fo:font-weight="normal" officeooo:rsid="002c0870" style:font-weight-asian="normal" style:font-weight-complex="normal"/>
    </style:style>
    <style:style style:name="T11" style:family="text">
      <style:text-properties style:text-underline-style="none" fo:font-weight="normal" officeooo:rsid="002cc6c7" style:font-weight-asian="normal" style:font-weight-complex="normal"/>
    </style:style>
    <style:style style:name="T12" style:family="text">
      <style:text-properties style:text-underline-style="none" fo:font-weight="normal" officeooo:rsid="003190bf" style:font-weight-asian="normal" style:font-weight-complex="normal"/>
    </style:style>
    <style:style style:name="T13" style:family="text">
      <style:text-properties style:text-underline-style="none" fo:font-weight="normal" officeooo:rsid="0031a013" style:font-weight-asian="normal" style:font-weight-complex="normal"/>
    </style:style>
    <style:style style:name="T14" style:family="text">
      <style:text-properties style:text-underline-style="none" fo:font-weight="normal" officeooo:rsid="00330a10" style:font-weight-asian="normal" style:font-weight-complex="normal"/>
    </style:style>
    <style:style style:name="T15" style:family="text">
      <style:text-properties style:text-underline-style="none" fo:font-weight="normal" officeooo:rsid="00346237" style:font-weight-asian="normal" style:font-weight-complex="normal"/>
    </style:style>
    <style:style style:name="T16" style:family="text">
      <style:text-properties style:text-underline-style="none" fo:font-weight="normal" officeooo:rsid="0037527c" style:font-weight-asian="normal" style:font-weight-complex="normal"/>
    </style:style>
    <style:style style:name="T17" style:family="text">
      <style:text-properties style:text-underline-style="none" fo:font-weight="normal" officeooo:rsid="0037d751" style:font-weight-asian="normal" style:font-weight-complex="normal"/>
    </style:style>
    <style:style style:name="T18" style:family="text">
      <style:text-properties style:text-underline-style="none" fo:font-weight="normal" officeooo:rsid="0037e480" style:font-weight-asian="normal" style:font-weight-complex="normal"/>
    </style:style>
    <style:style style:name="T19" style:family="text">
      <style:text-properties style:text-underline-style="none" fo:font-weight="normal" officeooo:rsid="0038da15" style:font-weight-asian="normal" style:font-weight-complex="normal"/>
    </style:style>
    <style:style style:name="T20" style:family="text">
      <style:text-properties style:text-underline-style="none" fo:font-weight="normal" officeooo:rsid="00361aca" style:font-weight-asian="normal" style:font-weight-complex="normal"/>
    </style:style>
    <style:style style:name="T21" style:family="text">
      <style:text-properties style:text-underline-style="none" fo:font-weight="normal" officeooo:rsid="00206706" style:font-weight-asian="normal" style:font-weight-complex="normal"/>
    </style:style>
    <style:style style:name="T22" style:family="text">
      <style:text-properties style:text-underline-style="none" fo:font-weight="normal" officeooo:rsid="00218d68" style:font-weight-asian="normal" style:font-weight-complex="normal"/>
    </style:style>
    <style:style style:name="T23" style:family="text">
      <style:text-properties style:text-underline-style="none" fo:font-weight="normal" officeooo:rsid="00263d3c" style:font-weight-asian="normal" style:font-weight-complex="normal"/>
    </style:style>
    <style:style style:name="T24" style:family="text">
      <style:text-properties style:text-underline-style="none" fo:font-weight="normal" officeooo:rsid="002eae87" style:font-weight-asian="normal" style:font-weight-complex="normal"/>
    </style:style>
    <style:style style:name="T25" style:family="text">
      <style:text-properties style:text-underline-style="none" fo:font-weight="normal" officeooo:rsid="003c39a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nning the Pyspark model on AWS</text:p>
      <text:p text:style-name="P1"/>
      <text:p text:style-name="P2"><text:span text:style-name="T21">This document will briefly summarise the procedures to setup AWS services in order to deploy the Pyspark model to run on the AWS.</text:span></text:p>
      <text:p text:style-name="P2"><text:span text:style-name="T21"/></text:p>
      <text:p text:style-name="P2"><text:span text:style-name="T2">The first step after registering to use AWS is to create an Amazon EC2 key pair in order to securely connect to some Amazon services such as EC2 and EMR securely via the SSH protocol. A</text:span><text:span text:style-name="T6">n optional step is to create an S3 bucket in order to store the MovieLens dataset as well as to store the Pyspark model in Parquet format in case if the model needs to be loaded again. </text:span></text:p>
      <text:p text:style-name="P2"><text:span text:style-name="T6"/></text:p>
      <text:p text:style-name="P2"><text:span text:style-name="T2">S</text:span><text:span text:style-name="T22">econdly, an RDS instance must be created </text:span><text:span text:style-name="T3">and the user can install a DBMS of the user’s own choice. We used PostgreSQL for our project. </text:span><text:span text:style-name="T4">After populating the database with the relevant relations and data, we have to enable port forwarding for the port 5432 so that users outside of the AWS VPC can connect to the database in order to retrieve users’ movie recommendations. This is so that Django back-end can fetch the movie recommendations and pass them to the front-end of our movie recommendation engine. </text:span><text:span text:style-name="T5">Additionally, snapshots can be created to back up the database in case if anything goes wrong with the data stored.</text:span></text:p>
      <text:p text:style-name="P2"><text:span text:style-name="T5"/></text:p>
      <text:p text:style-name="P2"><text:span text:style-name="T4">T</text:span><text:span text:style-name="T23">hirdly, </text:span><text:span text:style-name="T6">an EMR cluster has to be created. </text:span><text:span text:style-name="T7">The cluster must be initialised to have the Apache Spark framework installed and to use the aforementioned key pair. </text:span><text:span text:style-name="T8">Once the cluster is ready,</text:span><text:span text:style-name="T9"> the user can SSH into the master EC2 node using the key pair and then install the required dependencies that the Pyspark model we made. </text:span><text:span text:style-name="T10">The following command must be run: “sudo yum install -y postgresql-devel &amp;&amp; sudo easy_install numpy psychopg2 sqlalchemy pandas sagemaker sagemaker_pyspark”. A popular alternative to easy_install is to use pip or pip3, however, no matter which variant for pip was used to install these dependencies, these dependencies were still not recognised for neither the Apache Zeppelin or the Jupyter notebooks. </text:span><text:span text:style-name="T11">Alternatively, this process can be automated by creating bootstrap actions to install these additional dependencies upon the creation of the EMR cluster. </text:span></text:p>
      <text:p text:style-name="P2"><text:span text:style-name="T11"/></text:p>
      <text:p text:style-name="P2"><text:span text:style-name="T11">T</text:span><text:span text:style-name="T24">he next step is to log out of the SSH connection and then try to set up a web connection to Apache Zeppelin on the EMR. To accomplish this, the user must set up a proxy and then SSH into the EMR. To set up a proxy on Mozilla Firefox, the user must go to the Network Settings tab and then check “Manual proxy configuration” and then type “127.0.0.1” and port “8157” on the SOCKS host. </text:span><text:span text:style-name="T12">The user must then SSH to the EC2 master node via a terminal and then add the “-d 8157” flag to the SSH command </text:span><text:span text:style-name="T13">for port forwarding. The Apache Zeppelin notebook should then be accessible </text:span><text:span text:style-name="T14">via the browser if the user enters in the URL bar “[master-node-IP-address]:8</text:span><text:span text:style-name="T15">890</text:span><text:span text:style-name="T14">”.</text:span></text:p>
      <text:p text:style-name="P2"><text:span text:style-name="T14"/></text:p>
      <text:p text:style-name="P2"><text:span text:style-name="T14">L</text:span><text:span text:style-name="T20">astly, </text:span><text:span text:style-name="T16">the source code written in Python can then be pasted into the Apache Zeppelin notebook. The “%spark.pyspark” line must be added to the top of the source code in order for Zeppelin interpreter to run Pyspark instead of the other high-level language APIs such as for Scala (by default). </text:span><text:span text:style-name="T17">The model can then be run. The user can also set up a cron </text:span><text:span text:style-name="T18">scheduler on the notebook in order to automate the process of running the model on a </text:span><text:span text:style-name="T19">daily, or weekly basis, dependening on the user’s requirements. This can be done by adding a cron expression such as “</text:span><text:span text:style-name="T25">0 0 0 * * ?</text:span><text:span text:style-name="T19">” </text:span><text:span text:style-name="T25">which would run the model every day at midnight</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3:39:07.907107866</meta:creation-date>
    <dc:date>2019-03-28T14:38:02.068335752</dc:date>
    <meta:editing-duration>PT47M11S</meta:editing-duration>
    <meta:editing-cycles>33</meta:editing-cycles>
    <meta:generator>LibreOffice/6.1.5.2$Linux_X86_64 LibreOffice_project/10$Build-2</meta:generator>
    <meta:document-statistic meta:table-count="0" meta:image-count="0" meta:object-count="0" meta:page-count="1" meta:paragraph-count="7" meta:word-count="584" meta:character-count="3304" meta:non-whitespace-character-count="2725"/>
  </office:meta>
</office:document-meta>
</file>